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text-properties fo:color="#0066cc" fo:font-size="14pt" fo:font-weight="bold" style:font-size-asian="14pt" style:font-weight-asian="bold" style:font-weight-complex="bold"/>
    </style:style>
    <style:style style:name="P4" style:family="paragraph" style:parent-style-name="Standard">
      <style:text-properties fo:color="#0066cc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color="#0066cc" fo:font-size="16pt" style:font-size-asian="16pt" style:font-size-complex="16pt"/>
    </style:style>
    <style:style style:name="P6" style:family="paragraph" style:parent-style-name="Standard">
      <style:text-properties fo:color="#800000" fo:font-size="14pt" style:font-size-asian="14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/>
    </style:style>
    <style:style style:name="P8" style:family="paragraph" style:parent-style-name="Standard" style:list-style-name="L1"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color="#0066cc" fo:font-size="14pt" style:font-size-asian="14pt"/>
    </style:style>
    <style:style style:name="T4" style:family="text">
      <style:text-properties fo:color="#0066cc" fo:font-size="14pt" fo:font-weight="bold" style:font-size-asian="14pt" style:font-weight-asian="bold" style:font-weight-complex="bol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"/>Steps to Run Mapreduce Program</text:p>
      <text:p text:style-name="P2"/>
      <text:list xml:id="list6252981648058775981" text:style-name="L1">
        <text:list-item>
          <text:p text:style-name="P8">Create a Java Project </text:p>
        </text:list-item>
        <text:list-item>
          <text:p text:style-name="P8">Create 3 of Class files – </text:p>
        </text:list-item>
        <text:list-item>
          <text:p text:style-name="P8">Add the code of Mapper,Reducer, Driver in the java class file</text:p>
        </text:list-item>
      </text:list>
      <text:p text:style-name="P1"/>
      <text:p text:style-name="Standard"><text:span text:style-name="Default_20_Paragraph_20_Font"><text:span text:style-name="T1">5. Download the External Jar files from below link </text:span></text:span><text:span text:style-name="Default_20_Paragraph_20_Font"><text:span text:style-name="T3">http://mvnrepository.com/artifact/org.apache.hadoop/</text:span></text:span><text:span text:style-name="Default_20_Paragraph_20_Font"><text:span text:style-name="T4">hadoop-common/2.7.5</text:span></text:span></text:p>
      <text:p text:style-name="Standard"><text:a xlink:type="simple" xlink:href="http://mvnrepository.com/artifact/org.apache.hadoop/hadoop-mapreduce-client-core/2.7.5" office:target-frame-name="_top" xlink:show="replace"><text:span text:style-name="Hyperlink"><text:span text:style-name="T1">http://mvnrepository.com/artifact/org.apache.hadoop/</text:span></text:span></text:a><text:a xlink:type="simple" xlink:href="http://mvnrepository.com/artifact/org.apache.hadoop/hadoop-mapreduce-client-core/2.7.5" office:target-frame-name="_top" xlink:show="replace"><text:span text:style-name="Hyperlink"><text:span text:style-name="T2">hadoop-mapreduce-client-core/2.7.5</text:span></text:span></text:a></text:p>
      <text:p text:style-name="P3">Add these files </text:p>
      <text:p text:style-name="P1"><text:s/>using build path--&gt;Configure Build Path---&gt; Add external Jar Files----&gt;See the below jar files to add</text:p>
      <text:p text:style-name="P1"/>
      <text:p text:style-name="P1"/>
      <text:p text:style-name="P1">6. Create Jar file of Project using File--&gt;Export---&gt;Java---&gt;Jar File</text:p>
      <text:p text:style-name="P1">Name of Project Jar file is WordCount.jar <text:s/>(Provide driver class in manifest window)</text:p>
      <text:p text:style-name="P1"/>
      <text:p text:style-name="P4">Create a input text file named as test1 in home/itexam (Local File System) ,This contains following sample lines</text:p>
      <text:p text:style-name="P4">Hi How are you</text:p>
      <text:p text:style-name="P4">Where are you</text:p>
      <text:p text:style-name="P4"/>
      <text:p text:style-name="P1">7. Executing Program</text:p>
      <text:p text:style-name="P1">Most IMP-</text:p>
      <text:p text:style-name="P1"><text:s/></text:p>
      <text:p text:style-name="P1">8. Move the input text file from local file system to Hadoop HDFS file system so first create a directory test in HDFS file system</text:p>
      <text:p text:style-name="P1"/>
      <text:p text:style-name="P1">$hadoop fs -mkdir /test</text:p>
      <text:p text:style-name="P1"/>
      <text:p text:style-name="P1">$hadoop fs -put /home/itexam/Mapreduce_Program/test1 <text:s/>/test</text:p>
      <text:p text:style-name="P1"/>
      <text:p text:style-name="P6"># Go to the hadoop root directory , in our case /home/itexam</text:p>
      <text:p text:style-name="P6">(In itexam user hadoop is present ,all commands run from itexam)</text:p>
      <text:p text:style-name="P6"/>
      <text:p text:style-name="P1"># Above command moves test1 file present in local file system (/home/itexam/Mapreduce_Program/test1) to test folder created in HDFS file system</text:p>
      <text:p text:style-name="P1"/>
      <text:p text:style-name="P1">9. # Execute program WordCount.jar by providing input (/test/test1) and output (/test/output)</text:p>
      <text:p text:style-name="P1"/>
      <text:p text:style-name="P1">$hadoop <text:s/>jar <text:s/>WordCount.jar <text:s text:c="2"/>/test/test1 <text:s/>/test/output</text:p>
      <text:p text:style-name="P1"/>
      <text:p text:style-name="P1"># ------------&gt;input file test1</text:p>
      <text:p text:style-name="P1"><text:soft-page-break/>#---------------&gt;Output file</text:p>
      <text:p text:style-name="P1">#WordCount_Class----------&gt;Name of the Class file</text:p>
      <text:p text:style-name="P1">#WordCount.jar -------------&gt;name of the jar file</text:p>
      <text:p text:style-name="P1"># Instead of output name you can provide suitable name ,in this output directory 2 files will be created so out of that part-r-00000 contains the output <text:s/></text:p>
      <text:p text:style-name="P1">$hadoop fs -ls /test/</text:p>
      <text:p text:style-name="P1"># this will enlist the files &amp; dir. in test folder</text:p>
      <text:p text:style-name="P1">$hadoop fs -cat /test/output1/part-r-00000</text:p>
      <text:p text:style-name="P1"># above is to read output of program</text:p>
      <text:p text:style-name="P1"/>
      <text:p text:style-name="P1"/>
      <text:p text:style-name="P5">Program &amp; Output</text:p>
      <text:p text:style-name="Standard"><text:span text:style-name="Default_20_Paragraph_20_Font"><text:span text:style-name="T3"><text:s/></text:span></text:span><text:span text:style-name="Default_20_Paragraph_20_Font"><text:span text:style-name="T1">import java.io.IOException;</text:span></text:span></text:p>
      <text:p text:style-name="P1">import java.util.StringTokenizer;</text:p>
      <text:p text:style-name="P1"/>
      <text:p text:style-name="P1">import org.apache.hadoop.conf.Configuration;</text:p>
      <text:p text:style-name="P1">import org.apache.hadoop.fs.Path;</text:p>
      <text:p text:style-name="P1">import org.apache.hadoop.io.Int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mapreduce.lib.input.FileInputFormat;</text:p>
      <text:p text:style-name="P1">import org.apache.hadoop.mapreduce.lib.output.FileOutputFormat;</text:p>
      <text:p text:style-name="P1"/>
      <text:p text:style-name="P1">public class WordCount_Class {</text:p>
      <text:p text:style-name="P1"/>
      <text:p text:style-name="P1"><text:s text:c="2"/>public static class MyMap</text:p>
      <text:p text:style-name="P1"><text:s text:c="7"/>extends Mapper&lt;Object, Text, Text, IntWritable&gt;{</text:p>
      <text:p text:style-name="P1"/>
      <text:p text:style-name="P1"><text:s text:c="4"/>private final static IntWritable one = new IntWritable(1);</text:p>
      <text:p text:style-name="P1"><text:s text:c="4"/>private Text word = new Text();</text:p>
      <text:p text:style-name="P1"/>
      <text:p text:style-name="P1"><text:s text:c="4"/>public void map(Object key, Text value, Context context</text:p>
      <text:p text:style-name="P1"><text:s text:c="20"/>) throws IOException, InterruptedException {</text:p>
      <text:p text:style-name="P1"><text:s text:c="6"/>StringTokenizer itr = new StringTokenizer(value.toString());</text:p>
      <text:p text:style-name="P1"><text:s text:c="6"/>while (itr.hasMoreTokens()) {</text:p>
      <text:p text:style-name="P1"><text:s text:c="8"/>word.set(itr.nextToken());</text:p>
      <text:p text:style-name="P1"><text:s text:c="8"/>context.write(word, one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public static class IntSumReducer</text:p>
      <text:p text:style-name="P1"><text:s text:c="7"/>extends Reducer&lt;Text,IntWritable,Text,IntWritable&gt; {</text:p>
      <text:p text:style-name="P1"><text:soft-page-break/><text:s text:c="4"/>private IntWritable result = new IntWritable();</text:p>
      <text:p text:style-name="P1"/>
      <text:p text:style-name="P1"><text:s text:c="4"/>public void reduce(Text key, Iterable&lt;IntWritable&gt; values,</text:p>
      <text:p text:style-name="P1"><text:s text:c="23"/>Context context</text:p>
      <text:p text:style-name="P1"><text:s text:c="23"/>) throws IOException, InterruptedException {</text:p>
      <text:p text:style-name="P1"><text:s text:c="6"/>int sum = 0;</text:p>
      <text:p text:style-name="P1"><text:s text:c="6"/>for (IntWritable val : values) {</text:p>
      <text:p text:style-name="P1"><text:s text:c="8"/>sum += val.get();</text:p>
      <text:p text:style-name="P1"><text:s text:c="6"/>}</text:p>
      <text:p text:style-name="P1"><text:s text:c="6"/>result.set(sum);</text:p>
      <text:p text:style-name="P1"><text:s text:c="6"/>context.write(key, result);</text:p>
      <text:p text:style-name="P1"><text:s text:c="4"/>}</text:p>
      <text:p text:style-name="P1"><text:s text:c="2"/>}</text:p>
      <text:p text:style-name="P1"/>
      <text:p text:style-name="P1"><text:s text:c="2"/>public static void main(String[] args) throws Exception {</text:p>
      <text:p text:style-name="P1"><text:s text:c="4"/>Configuration conf = new Configuration();</text:p>
      <text:p text:style-name="P1"><text:s text:c="4"/>Job job = Job.getInstance(conf, "word count");</text:p>
      <text:p text:style-name="P1"><text:s text:c="4"/>job.setJarByClass(WordCount_Class.class);</text:p>
      <text:p text:style-name="P1"><text:s text:c="4"/>job.setMapperClass(MyMap.class);</text:p>
      <text:p text:style-name="P1"><text:s text:c="4"/>job.setCombinerClass(IntSumReducer.class);</text:p>
      <text:p text:style-name="P1"><text:s text:c="4"/>job.setReducerClass(IntSumReducer.class);</text:p>
      <text:p text:style-name="P1"><text:s text:c="4"/>job.setOutputKeyClass(Text.class);</text:p>
      <text:p text:style-name="P1"><text:s text:c="4"/>job.setOutputValueClass(IntWritable.class);</text:p>
      <text:p text:style-name="P1"><text:s text:c="4"/>FileInputFormat.addInputPath(job, new Path(args[0]));</text:p>
      <text:p text:style-name="P1"><text:s text:c="4"/>FileOutputFormat.setOutputPath(job, new Path(args[1]));</text:p>
      <text:p text:style-name="P1"><text:s text:c="4"/>System.exit(job.waitForCompletion(true) ? 0 : 1);</text:p>
      <text:p text:style-name="P1"><text:s text:c="2"/>}</text:p>
      <text:p text:style-name="P1">}</text:p>
      <text:p text:style-name="P1">OUTPUT -</text:p>
      <text:p text:style-name="P4">Hi<text:tab/>1</text:p>
      <text:p text:style-name="P4">How<text:tab/>1</text:p>
      <text:p text:style-name="P4">are<text:tab/>2</text:p>
      <text:p text:style-name="P4">where<text:tab/>1</text:p>
      <text:p text:style-name="P4">you<text:tab/>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itexam</meta:initial-creator>
    <meta:creation-date>2018-01-15T16:22:00Z</meta:creation-date>
    <dc:date>2018-04-02T10:08:35.618548652</dc:date>
    <meta:editing-cycles>3</meta:editing-cycles>
    <meta:editing-duration>PT43M</meta:editing-duration>
    <meta:document-statistic meta:table-count="0" meta:image-count="0" meta:object-count="0" meta:page-count="3" meta:paragraph-count="93" meta:word-count="458" meta:character-count="3953" meta:non-whitespace-character-count="3346"/>
    <meta:template xlink:type="simple" xlink:actuate="onRequest" xlink:title="" xlink:href="../../../../../tmp/Steps%20to%20Run%20Mapreduce%20Program.odt/Normal"/>
  </office:meta>
</office:document-meta>
</file>